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49505</text:p>
          </table:table-cell>
          <table:table-cell office:value-type="string" calcext:value-type="string">
            <text:p>Jericho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408" calcext:value-type="float">
            <text:p>108.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9505</text:p>
          </table:table-cell>
          <table:table-cell office:value-type="string" calcext:value-type="string">
            <text:p>Jericho Quad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352" calcext:value-type="float">
            <text:p>108.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9505</text:p>
          </table:table-cell>
          <table:table-cell office:value-type="string" calcext:value-type="string">
            <text:p>Jericho Quad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248" calcext:value-type="float">
            <text:p>107.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9505</text:p>
          </table:table-cell>
          <table:table-cell office:value-type="string" calcext:value-type="string">
            <text:p>Jericho Quad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72" calcext:value-type="float">
            <text:p>107.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9505</text:p>
          </table:table-cell>
          <table:table-cell office:value-type="string" calcext:value-type="string">
            <text:p>Jericho Quad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408" calcext:value-type="float">
            <text:p>105.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9505</text:p>
          </table:table-cell>
          <table:table-cell office:value-type="string" calcext:value-type="string">
            <text:p>Jericho Quad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5224" calcext:value-type="float">
            <text:p>105.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9505</text:p>
          </table:table-cell>
          <table:table-cell office:value-type="string" calcext:value-type="string">
            <text:p>Jericho Quad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168" calcext:value-type="float">
            <text:p>104.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49505</text:p>
          </table:table-cell>
          <table:table-cell office:value-type="string" calcext:value-type="string">
            <text:p>Jericho Quad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296" calcext:value-type="float">
            <text:p>103.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